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95286" officeooo:paragraph-rsid="00095286"/>
    </style:style>
    <style:style style:name="P2" style:family="paragraph" style:parent-style-name="Standard">
      <style:text-properties officeooo:rsid="00095286" officeooo:paragraph-rsid="000a1013"/>
    </style:style>
    <style:style style:name="P3" style:family="paragraph" style:parent-style-name="Standard">
      <style:text-properties officeooo:paragraph-rsid="00095286"/>
    </style:style>
    <style:style style:name="P4" style:family="paragraph" style:parent-style-name="Standard">
      <style:text-properties officeooo:rsid="000a1013" officeooo:paragraph-rsid="000a1013"/>
    </style:style>
    <style:style style:name="P5" style:family="paragraph" style:parent-style-name="Standard">
      <style:text-properties officeooo:paragraph-rsid="000a1013"/>
    </style:style>
    <style:style style:name="P6" style:family="paragraph" style:parent-style-name="Standard">
      <style:text-properties officeooo:rsid="000b322a" officeooo:paragraph-rsid="000b322a"/>
    </style:style>
    <style:style style:name="P7" style:family="paragraph" style:parent-style-name="Standard">
      <style:text-properties officeooo:paragraph-rsid="000b322a"/>
    </style:style>
    <style:style style:name="P8" style:family="paragraph" style:parent-style-name="Standard">
      <style:text-properties officeooo:rsid="000c969d" officeooo:paragraph-rsid="000c969d"/>
    </style:style>
    <style:style style:name="P9" style:family="paragraph" style:parent-style-name="Standard">
      <style:text-properties officeooo:paragraph-rsid="000e5dc0"/>
    </style:style>
    <style:style style:name="P10" style:family="paragraph" style:parent-style-name="Standard">
      <style:text-properties officeooo:rsid="000e5dc0" officeooo:paragraph-rsid="000e5dc0"/>
    </style:style>
    <style:style style:name="P11" style:family="paragraph" style:parent-style-name="Standard">
      <style:text-properties officeooo:rsid="000fb49c" officeooo:paragraph-rsid="000fb49c"/>
    </style:style>
    <style:style style:name="P12" style:family="paragraph" style:parent-style-name="Standard">
      <style:text-properties officeooo:rsid="000fb49c" officeooo:paragraph-rsid="00104ff6"/>
    </style:style>
    <style:style style:name="P13" style:family="paragraph" style:parent-style-name="Standard">
      <style:text-properties officeooo:rsid="00104ff6" officeooo:paragraph-rsid="00104ff6"/>
    </style:style>
    <style:style style:name="P14" style:family="paragraph" style:parent-style-name="Standard">
      <style:text-properties officeooo:rsid="00095286" officeooo:paragraph-rsid="00095286"/>
    </style:style>
    <style:style style:name="P15" style:family="paragraph" style:parent-style-name="Standard">
      <style:text-properties officeooo:rsid="00104ff6" officeooo:paragraph-rsid="00104ff6"/>
    </style:style>
    <style:style style:name="P16" style:family="paragraph" style:parent-style-name="Standard">
      <style:text-properties officeooo:paragraph-rsid="00135311"/>
    </style:style>
    <style:style style:name="T1" style:family="text">
      <style:text-properties officeooo:rsid="00095286"/>
    </style:style>
    <style:style style:name="T2" style:family="text">
      <style:text-properties officeooo:rsid="000a1013"/>
    </style:style>
    <style:style style:name="T3" style:family="text">
      <style:text-properties officeooo:rsid="000b322a"/>
    </style:style>
    <style:style style:name="T4" style:family="text">
      <style:text-properties officeooo:rsid="000c969d"/>
    </style:style>
    <style:style style:name="T5" style:family="text">
      <style:text-properties officeooo:rsid="000e5dc0"/>
    </style:style>
    <style:style style:name="T6" style:family="text">
      <style:text-properties officeooo:rsid="000fb49c"/>
    </style:style>
    <style:style style:name="T7" style:family="text">
      <style:text-properties officeooo:rsid="00104ff6"/>
    </style:style>
    <style:style style:name="T8" style:family="text">
      <style:text-properties officeooo:rsid="0010c12b"/>
    </style:style>
    <style:style style:name="T9" style:family="text">
      <style:text-properties officeooo:rsid="001353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derlying math and physics:</text:p>
      <text:p text:style-name="Standard">---Arch-length parameterization---</text:p>
      <text:p text:style-name="Standard">The initial curve is a benzie curve controlled by a set of controll points. This curve this then subdivided <text:span text:style-name="T1">repeatedly</text:span> to get a large number of points that lie on the line. These points are then traversed (each point is looked at in succession) and the distance between points is tallied. When the tally of distance reaches a <text:span text:style-name="T1">threshold</text:span> of deltaS value (0.1), the point is added to the pathing curve. As a result, the curve will be comprised of points that are <text:span text:style-name="T1">equidistant</text:span> from <text:span text:style-name="T1">each other</text:span> so distance can be calculated in later steps.</text:p>
      <text:p text:style-name="Standard"/>
      <text:p text:style-name="Standard"/>
      <text:p text:style-name="Standard">---<text:span text:style-name="T9">Speed</text:span> calculation---</text:p>
      <text:p text:style-name="Standard">For the initial starting climb to reach the first peak, the <text:span text:style-name="T9">speed</text:span> is not calculated and instead is locked at a constant so energy can be added to the system in the form of potential energy.</text:p>
      <text:p text:style-name="Standard"/>
      <text:p text:style-name="Standard">Once the simulation starts at the first peak speed (revered to as vel in the code) is calculated by: s=sqrt(2g(H-h)) where:</text:p>
      <text:p text:style-name="Standard"><text:s text:c="4"/>s is the speed</text:p>
      <text:p text:style-name="Standard"><text:s text:c="4"/>g is gravity</text:p>
      <text:p text:style-name="Standard"><text:s text:c="4"/>H is the highest point on the roller coster</text:p>
      <text:p text:style-name="Standard"><text:s text:c="4"/>h is the lowest point on the roller coster</text:p>
      <text:p text:style-name="Standard"/>
      <text:p text:style-name="P16"><text:span text:style-name="T9">This speed calculation is used to determine how far to move the car along the track.</text:span></text:p>
      <text:p text:style-name="Standard"/>
      <text:p text:style-name="Standard">After the final peak near the bottom speed <text:span text:style-name="T1">calculations</text:span> are turned back off and the cart decelerates <text:span text:style-name="T1">by a constant factor</text:span> which if it came to a <text:span text:style-name="T1">complete</text:span> stop, would allow people to get off <text:span text:style-name="T1">but as it is intended to run as a loop, only slows down to a minimum coasting speed</text:span>.</text:p>
      <text:p text:style-name="Standard"/>
      <text:p text:style-name="Standard"/>
      <text:p text:style-name="Standard"/>
      <text:p text:style-name="P3">---Basis vector calculation---</text:p>
      <text:p text:style-name="P1">(how the basis is used is described in a later section)</text:p>
      <text:p text:style-name="P3"/>
      <text:p text:style-name="P1">When the relative basis for the cart/track is being calculated, the following values are found:</text:p>
      <text:p text:style-name="P1"><text:s text:c="4"/>lastPoint is <text:span text:style-name="T2">a</text:span> vector that describes the track location <text:span text:style-name="T2">just before the active location</text:span></text:p>
      <text:p text:style-name="P2"><text:s text:c="4"/><text:span text:style-name="T2">current</text:span>Point is <text:span text:style-name="T2">a</text:span> vector that describes the track location <text:span text:style-name="T2">just before the active location</text:span></text:p>
      <text:p text:style-name="P2"><text:s text:c="4"/><text:span text:style-name="T2">next</text:span>Point is <text:span text:style-name="T2">a</text:span> vector that describes the track location <text:span text:style-name="T2">just after the active location</text:span></text:p>
      <text:p text:style-name="P4">(how far lastPoint and nextPoint are sampled produce varied amounts of smoothness in the resulting calculation but no exact number is provided <text:span text:style-name="T9">here</text:span> as it is variable)</text:p>
      <text:p text:style-name="P2"/>
      <text:p text:style-name="P2"><text:span text:style-name="T2">As these points are a standard distance from each other, they do not indicate the speed the cart would be/is moving at. This means in the following portion the</text:span> tangent <text:span text:style-name="T2">description only accurately represents the direction vector and not the magnitude.</text:span></text:p>
      <text:p text:style-name="P2"/>
      <text:p text:style-name="Standard"><text:s text:c="4"/>lastTangent = thisPoint - lastPoint</text:p>
      <text:p text:style-name="Standard"><text:s text:c="4"/>thisTangent = nextPoint - thisPoint</text:p>
      <text:p text:style-name="Standard"/>
      <text:p text:style-name="P4">To correctly account for the cart speed, each one is normalized to ensure a length of one, then multiplied by the current locations speed.</text:p>
      <text:p text:style-name="Standard"/>
      <text:p text:style-name="P5"><text:soft-page-break/><text:s text:c="4"/><text:span text:style-name="T2">l</text:span>astTangen<text:span text:style-name="T2">t = normalize(lastTangent) * vel</text:span></text:p>
      <text:p text:style-name="P5"><text:s text:c="4"/><text:span text:style-name="T2">this</text:span>Tangen<text:span text:style-name="T2">t = normalize(thisTangent) * vel</text:span></text:p>
      <text:p text:style-name="P4">Although this produces a minor inaccuracy for the lastTangent as the previous point may have had a different <text:span text:style-name="T3">speed, the error should be extremely small and so otherwise each now represents an accurate velocity vector.</text:span></text:p>
      <text:p text:style-name="P5"/>
      <text:p text:style-name="P6">To calculate the normal, the two tangents are first subtracted as this results in the perpendicular force towards the inside of the osculating circle for the points sampled. This is then added to gravity's force to determine the normal vector.</text:p>
      <text:p text:style-name="P6"/>
      <text:p text:style-name="Standard"><text:s text:c="4"/>normal = (thisTangent - lastTangent) <text:span text:style-name="T3">+</text:span> [0, gravity, 0]</text:p>
      <text:p text:style-name="Standard"/>
      <text:p text:style-name="P6">As the bi-normal should be perpendicular to the other two basis, it is calculated as the cross product of the tangent and the normal.</text:p>
      <text:p text:style-name="P6"/>
      <text:p text:style-name="Standard"><text:s text:c="4"/>binormal = thisTangent x normal</text:p>
      <text:p text:style-name="Standard"><text:s text:c="4"/>normal = binormal x tangent</text:p>
      <text:p text:style-name="Standard"/>
      <text:p text:style-name="P7"><text:span text:style-name="T3">The cross product</text:span> is calculated for <text:span text:style-name="T1">bi-normal</text:span> and normal to ensure the basis vectors are perpendicular <text:span text:style-name="T3">and eliminate minor errors in the normal</text:span>. Once calculated the tangent, normal, and <text:span text:style-name="T1">bi-normal</text:span> are normalized <text:span text:style-name="T3">for use in other areas</text:span>.</text:p>
      <text:p text:style-name="Standard"/>
      <text:p text:style-name="Standard"/>
      <text:p text:style-name="Standard">---How this affects the track---</text:p>
      <text:p text:style-name="Standard">As the track is being read in, the lines are drawn with a <text:s text:c="2"/>+/- <text:s/>shift from center based on the <text:span text:style-name="T4">bi-normal of the basis for that point in the track. This in turn produces a pair of tracks that banks with turns as during a turn there will be a shift in the normal basis direction due to centripetal forces. The tangent basis will match the direction of the track and the bi-normal is perpendicular to both meaning the +/- shift will be perpendicular to the shifted normal and tangent.</text:span></text:p>
      <text:p text:style-name="Standard"/>
      <text:p text:style-name="P9">---How this affects the <text:span text:style-name="T5">cart</text:span>---</text:p>
      <text:p text:style-name="P10">Much like it affects the track, the cart also uses the basis calculations for various points on the track. Each time the cart is rendered, its orientation of the cart is run through a transformation matrix that rotates it based on the locations, tangent, normal, and bi-normal. For the specific matrix please see the code but the result is that the cart faces the direction of the tangent and has its occupants parallel to the forces being applied (reasoning is the same as ---How this affects the track---). The cart is also shifted up slightly along the axis of the normal basis for the point so is sits nicely on the track.</text:p>
      <text:p text:style-name="Standard"/>
      <text:p text:style-name="Standard"/>
      <text:p text:style-name="P6">---How FPS is used---</text:p>
      <text:p text:style-name="P8">Due to fears of the simulation running too quickly <text:span text:style-name="T6">and independent of world time</text:span>, the program was frame-locked to 60fps. <text:span text:style-name="T6">Every 1/60 seconds world time the simulation is asked to update its state for a 1/60 second progression in simulation time. </text:span></text:p>
      <text:p text:style-name="P8"/>
      <text:p text:style-name="P11">The only major change in variables as a result is gravity and speed. As speed is determined solely on gravity and displacement from the peak (see ---Velocity calculation---), only gravity was directly changed. As gravity has a force of 9.81m/(s*s), it was divided by the fps/fps resulting in</text:p>
      <text:p text:style-name="Standard"/>
      <text:p text:style-name="P11">9.81m/(sec*sec)<text:tab/>/<text:tab/>60frames/1sec <text:s/>* <text:s text:c="2"/>60frames/1sec</text:p>
      <text:p text:style-name="P11"><text:soft-page-break/>9.81m/(sec*sec)<text:tab/>/<text:tab/>360(frames*frames)/ 1(sec*sec)</text:p>
      <text:p text:style-name="P11">9.81m/(sec*sec)<text:tab/>*<text:tab/>1(sec*sec) / 360(frames*frames)<text:tab/><text:tab/>(inverse property of division)</text:p>
      <text:p text:style-name="P11">9.81m(sec*sec)/360(sec*sec)(frames*frames)</text:p>
      <text:p text:style-name="P11">9.81m/360(frames*frames)</text:p>
      <text:p text:style-name="P11"/>
      <text:p text:style-name="P12">This results in an acceleration in meters per frame squared and the velocity calculations are as such in <text:span text:style-name="T7">meters per frame. </text:span></text:p>
      <text:p text:style-name="P12"/>
      <text:p text:style-name="P13">This <text:span text:style-name="T9">means</text:span> in each time 1/60 of a second passes, one frame is simulated and the simulated speed and acceleration are <text:span text:style-name="T9">updated and</text:span> accurate for the one frame (1/60 of a second) that has passed.</text:p>
      <text:p text:style-name="P11"/>
      <text:p text:style-name="P11"/>
      <text:p text:style-name="P13">I apologize for the length of this section but <text:span text:style-name="T8">I </text:span>wanted to be precise and show I know the underlying physics/math <text:span text:style-name="T8">of the system</text:span>. If I have missed anything please let me know<text:span text:style-name="T8">.</text:span></text:p>
      <text:p text:style-name="P11"/>
      <text:p text:style-name="P11"/>
      <text:p text:style-name="Standard">How to use the program:</text:p>
      <text:p text:style-name="Standard">Press space to start the simulation</text:p>
      <text:p text:style-name="Standard">Press "1" to enter free-roam camera mode</text:p>
      <text:p text:style-name="Standard">Press "2" to enter cinematic camera mode</text:p>
      <text:p text:style-name="Standard">Press "3" to enter passenger camera mode</text:p>
      <text:p text:style-name="Standard"/>
      <text:p text:style-name="Standard"/>
      <text:p text:style-name="Standard">Source:</text:p>
      <text:p text:style-name="Standard">Provided boilerplate code for curve surfing</text:p>
      <text:p text:style-name="Standard"><text:a xlink:type="simple" xlink:href="https://learnopengl.com/In-Practice/2D-Game/Audio" text:style-name="Internet_20_link" text:visited-style-name="Visited_20_Internet_20_Link">https://learnopengl.com/In-Practice/2D-Game/Audio</text:a> <text:s text:c="3"/><text:span text:style-name="T1">(For au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8:19:50.384132746</meta:creation-date>
    <dc:date>2019-02-12T23:33:09.298647667</dc:date>
    <meta:editing-duration>PT2H24M43S</meta:editing-duration>
    <meta:editing-cycles>6</meta:editing-cycles>
    <meta:generator>LibreOffice/6.0.7.3.0$Linux_X86_64 LibreOffice_project/00$Build-3</meta:generator>
    <meta:document-statistic meta:table-count="0" meta:image-count="0" meta:object-count="0" meta:page-count="3" meta:paragraph-count="55" meta:word-count="1058" meta:character-count="6297" meta:non-whitespace-character-count="5236"/>
  </office:meta>
</office:document-meta>
</file>